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0cm"/>
    </style:style>
    <style:style style:name="gr7" style:family="graphic" style:parent-style-name="standard">
      <style:graphic-properties draw:stroke="none" svg:stroke-color="#000000" draw:fill="none" draw:fill-color="#ffffff" fo:min-height="0.3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58cm"/>
    </style:style>
    <style:style style:name="gr1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407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9cm" svg:x="1.879cm" svg:y="1.379cm">
          <text:p text:style-name="P1"><text:span text:style-name="T1">HPSDR</text:span></text:p>
        </draw:rect>
        <draw:rect draw:style-name="gr2" draw:text-style-name="P1" draw:layer="layout" svg:width="3cm" svg:height="2.2cm" svg:x="2.4cm" svg:y="25cm">
          <text:p/>
        </draw:rect>
        <draw:rect draw:style-name="gr2" draw:text-style-name="P1" draw:layer="layout" svg:width="3cm" svg:height="2.2cm" svg:x="10.2cm" svg:y="25.1cm">
          <text:p/>
        </draw:rect>
        <draw:rect draw:style-name="gr3" draw:text-style-name="P1" draw:layer="layout" svg:width="2cm" svg:height="1.9cm" svg:x="6.1cm" svg:y="1.352cm">
          <text:p text:style-name="P1"><text:span text:style-name="T1">IC7100</text:span></text:p>
        </draw:rect>
        <draw:rect draw:style-name="gr4" draw:text-style-name="P1" draw:layer="layout" svg:width="0.001cm" svg:height="0.9cm" svg:x="5.623cm" svg:y="11.912cm">
          <text:p/>
        </draw:rect>
        <draw:line draw:style-name="gr5" draw:text-style-name="P1" draw:layer="layout" svg:x1="2.9cm" svg:y1="12.012cm" svg:x2="3.2cm" svg:y2="13.512cm">
          <text:p/>
        </draw:line>
        <draw:line draw:style-name="gr5" draw:text-style-name="P1" draw:layer="layout" svg:x1="3.2cm" svg:y1="12.019cm" svg:x2="5cm" svg:y2="12.019cm">
          <text:p/>
        </draw:line>
        <draw:line draw:style-name="gr5" draw:text-style-name="P1" draw:layer="layout" svg:x1="3.4cm" svg:y1="12.119cm" svg:x2="4.8cm" svg:y2="12.119cm">
          <text:p/>
        </draw:line>
        <draw:line draw:style-name="gr5" draw:text-style-name="P1" draw:layer="layout" svg:x1="3.8cm" svg:y1="12.219cm" svg:x2="4.4cm" svg:y2="12.219cm">
          <text:p/>
        </draw:line>
        <draw:frame draw:style-name="gr6" draw:text-style-name="P3" draw:layer="layout" svg:width="2cm" svg:height="1.169cm" svg:x="4.769cm" svg:y="12.831cm">
          <draw:text-box>
            <text:p text:style-name="P2"><text:span text:style-name="T2">2/4/6/70</text:span></text:p>
            <text:p text:style-name="P2"><text:span text:style-name="T2">Colinear</text:span></text:p>
          </draw:text-box>
        </draw:frame>
        <draw:frame draw:style-name="gr7" draw:text-style-name="P4" draw:layer="layout" svg:width="2.1cm" svg:height="0.624cm" svg:x="0.8cm" svg:y="13.088cm">
          <draw:text-box>
            <text:p><text:span text:style-name="T2">160 Vert</text:span></text:p>
          </draw:text-box>
        </draw:frame>
        <draw:frame draw:style-name="gr8" draw:text-style-name="P5" draw:layer="layout" svg:width="1.823cm" svg:height="0.997cm" svg:x="3.277cm" svg:y="12.403cm">
          <draw:text-box>
            <text:p text:style-name="P1"><text:span text:style-name="T2">2/4/6/70</text:span></text:p>
            <text:p text:style-name="P1"><text:span text:style-name="T2">Dipole</text:span></text:p>
          </draw:text-box>
        </draw:frame>
        <draw:custom-shape draw:style-name="gr9" draw:text-style-name="P1" xml:id="id6" draw:id="id6" draw:layer="layout" svg:width="1.4cm" svg:height="1.4cm" svg:x="6.6cm" svg:y="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5" draw:id="id15" draw:layer="layout" svg:width="0.4cm" svg:height="0.4cm" svg:x="6.727cm" svg:y="4.9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8" draw:id="id8" draw:layer="layout" svg:width="0.4cm" svg:height="0.4cm" svg:x="7.5cm" svg:y="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7.1cm" svg:y="5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1.8cm" svg:y="9.01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3" draw:id="id13" draw:layer="layout" svg:width="0.4cm" svg:height="0.4cm" svg:x="1.9cm" svg:y="9.9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" draw:id="id2" draw:layer="layout" svg:width="0.4cm" svg:height="0.4cm" svg:x="2.7cm" svg:y="9.9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" draw:id="id17" draw:layer="layout" svg:width="0.4cm" svg:height="0.4cm" svg:x="2.3cm" svg:y="9.1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4.977cm" svg:y="9.01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4" draw:id="id24" draw:layer="layout" svg:width="0.4cm" svg:height="0.4cm" svg:x="5.077cm" svg:y="9.9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9" draw:id="id9" draw:layer="layout" svg:width="0.4cm" svg:height="0.4cm" svg:x="5.877cm" svg:y="9.9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0" draw:id="id20" draw:layer="layout" svg:width="0.4cm" svg:height="0.4cm" svg:x="5.477cm" svg:y="9.1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3.077cm" svg:y="6.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8" draw:id="id18" draw:layer="layout" svg:width="0.4cm" svg:height="0.4cm" svg:x="3.177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9" draw:id="id19" draw:layer="layout" svg:width="0.4cm" svg:height="0.4cm" svg:x="3.977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2" draw:id="id22" draw:layer="layout" svg:width="0.4cm" svg:height="0.4cm" svg:x="3.577cm" svg:y="6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3.07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3" draw:id="id3" draw:layer="layout" svg:width="0.4cm" svg:height="0.4cm" svg:x="3.178cm" svg:y="4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" draw:id="id5" draw:layer="layout" svg:width="0.4cm" svg:height="0.4cm" svg:x="3.978cm" svg:y="4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1" draw:id="id21" draw:layer="layout" svg:width="0.4cm" svg:height="0.4cm" svg:x="3.578cm" svg:y="5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9cm" svg:y1="11.1cm" svg:x2="2.9cm" svg:y2="10.319cm" draw:start-shape="id1" draw:start-glue-point="0" draw:end-shape="id2" draw:end-glue-point="8" svg:d="M2900 11100v-781">
          <text:p/>
        </draw:connector>
        <draw:frame draw:style-name="gr11" draw:layer="layout" svg:width="1.2cm" svg:height="0.7cm" svg:x="7.1cm" svg:y="2.752cm">
          <draw:text-box>
            <text:p><text:span text:style-name="T3">V/U</text:span></text:p>
          </draw:text-box>
        </draw:frame>
        <draw:frame draw:style-name="gr12" draw:layer="layout" svg:width="1.421cm" svg:height="0.687cm" svg:x="5.9cm" svg:y="2.727cm">
          <draw:text-box>
            <text:p><text:span text:style-name="T3">HF/4</text:span></text:p>
          </draw:text-box>
        </draw:frame>
        <draw:frame draw:style-name="gr12" draw:layer="layout" svg:width="1.086cm" svg:height="0.687cm" svg:x="1.879cm" svg:y="2.692cm">
          <draw:text-box>
            <text:p><text:span text:style-name="T3">RX</text:span></text:p>
          </draw:text-box>
        </draw:frame>
        <draw:frame draw:style-name="gr13" draw:layer="layout" svg:width="1.658cm" svg:height="0.687cm" svg:x="2.479cm" svg:y="2.692cm">
          <draw:text-box>
            <text:p><text:span text:style-name="T3">TX/RX</text:span></text:p>
          </draw:text-box>
        </draw:frame>
        <draw:custom-shape draw:style-name="gr14" draw:text-style-name="P1" xml:id="id12" draw:id="id12" draw:layer="layout" svg:width="1cm" svg:height="1cm" svg:x="1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.455cm" svg:height="0.997cm" svg:x="1.045cm" svg:y="5.3cm">
          <draw:text-box>
            <text:p text:style-name="P1"><text:span text:style-name="T2">Active</text:span></text:p>
            <text:p text:style-name="P1"><text:span text:style-name="T2">Loop</text:span></text:p>
          </draw:text-box>
        </draw:frame>
        <draw:connector draw:style-name="gr2" draw:text-style-name="P1" draw:layer="layout" svg:x1="3.378cm" svg:y1="4.9cm" svg:x2="3.379cm" svg:y2="3.891cm" draw:start-shape="id3" draw:start-glue-point="8" draw:end-shape="id4" draw:end-glue-point="2" svg:d="M3378 4900v-504h1v-505">
          <text:p/>
        </draw:connector>
        <draw:connector draw:style-name="gr2" draw:text-style-name="P1" draw:layer="layout" svg:x1="4.378cm" svg:y1="5.101cm" svg:x2="7.3cm" svg:y2="6.3cm" draw:start-shape="id5" draw:start-glue-point="10" draw:end-shape="id6" draw:end-glue-point="2" svg:d="M4378 5101h1111v1700h1811v-501">
          <text:p/>
        </draw:connector>
        <draw:connector draw:style-name="gr2" draw:text-style-name="P1" draw:layer="layout" svg:x1="7.7cm" svg:y1="3.864cm" svg:x2="7.7cm" svg:y2="5cm" draw:start-shape="id7" draw:start-glue-point="2" draw:end-shape="id8" draw:end-glue-point="8" svg:d="M7700 3864v1136">
          <text:p/>
        </draw:connector>
        <draw:connector draw:style-name="gr2" draw:text-style-name="P1" draw:layer="layout" svg:x1="6.077cm" svg:y1="10.319cm" svg:x2="5.523cm" svg:y2="11.1cm" draw:start-shape="id9" draw:start-glue-point="8" draw:end-shape="id10" draw:end-glue-point="0" svg:d="M6077 10319v391h-554v390">
          <text:p/>
        </draw:connector>
        <draw:frame draw:style-name="gr16" draw:text-style-name="P4" draw:layer="layout" svg:width="1cm" svg:height="0.581cm" svg:x="6.2cm" svg:y="9.919cm">
          <draw:text-box>
            <text:p><text:span text:style-name="T4">NC</text:span></text:p>
          </draw:text-box>
        </draw:frame>
        <draw:frame draw:style-name="gr16" draw:text-style-name="P4" draw:layer="layout" svg:width="1cm" svg:height="0.581cm" svg:x="4.3cm" svg:y="4.5cm">
          <draw:text-box>
            <text:p><text:span text:style-name="T4">NC</text:span></text:p>
          </draw:text-box>
        </draw:frame>
        <draw:frame draw:style-name="gr16" draw:text-style-name="P4" draw:layer="layout" svg:width="1.1cm" svg:height="0.581cm" svg:x="2.4cm" svg:y="7.7cm">
          <draw:text-box>
            <text:p><text:span text:style-name="T4">NC</text:span></text:p>
          </draw:text-box>
        </draw:frame>
        <draw:frame draw:style-name="gr16" draw:text-style-name="P4" draw:layer="layout" svg:width="1.1cm" svg:height="0.581cm" svg:x="3cm" svg:y="9.919cm">
          <draw:text-box>
            <text:p><text:span text:style-name="T4">NC</text:span></text:p>
          </draw:text-box>
        </draw:frame>
        <draw:frame draw:style-name="gr16" draw:text-style-name="P4" draw:layer="layout" svg:width="1cm" svg:height="0.581cm" svg:x="5.9cm" svg:y="4.9cm">
          <draw:text-box>
            <text:p><text:span text:style-name="T4">NC</text:span></text:p>
          </draw:text-box>
        </draw:frame>
        <draw:frame draw:style-name="gr17" draw:layer="layout" svg:width="0.756cm" svg:height="0.759cm" svg:x="2.544cm" svg:y="5.141cm">
          <draw:text-box>
            <text:p><text:span text:style-name="T1">1</text:span></text:p>
          </draw:text-box>
        </draw:frame>
        <draw:frame draw:style-name="gr18" draw:layer="layout" svg:width="0.777cm" svg:height="0.806cm" svg:x="2.5cm" svg:y="7.1cm">
          <draw:text-box>
            <text:p><text:span text:style-name="T5">2</text:span></text:p>
          </draw:text-box>
        </draw:frame>
        <draw:frame draw:style-name="gr19" draw:layer="layout" svg:width="0.777cm" svg:height="0.806cm" svg:x="1.223cm" svg:y="9.313cm">
          <draw:text-box>
            <text:p><text:span text:style-name="T5">3</text:span></text:p>
          </draw:text-box>
        </draw:frame>
        <draw:frame draw:style-name="gr18" draw:layer="layout" svg:width="0.777cm" svg:height="0.806cm" svg:x="6cm" svg:y="5.2cm">
          <draw:text-box>
            <text:p><text:span text:style-name="T5">4</text:span></text:p>
          </draw:text-box>
        </draw:frame>
        <draw:frame draw:style-name="gr19" draw:layer="layout" svg:width="0.777cm" svg:height="0.806cm" svg:x="4.4cm" svg:y="9.313cm">
          <draw:text-box>
            <text:p><text:span text:style-name="T5">5</text:span></text:p>
          </draw:text-box>
        </draw:frame>
        <draw:custom-shape draw:style-name="gr20" draw:text-style-name="P1" xml:id="id1" draw:id="id1" draw:layer="layout" svg:width="0.8cm" svg:height="0.612cm" svg:x="2.5cm" svg:y="11.1cm">
          <text:p text:style-name="P1"><text:span text:style-name="T6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23" draw:id="id23" draw:layer="layout" svg:width="0.8cm" svg:height="0.612cm" svg:x="3.723cm" svg:y="11.119cm">
          <text:p text:style-name="P1"><text:span text:style-name="T6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10" draw:id="id10" draw:layer="layout" svg:width="0.8cm" svg:height="0.612cm" svg:x="5.123cm" svg:y="11.1cm">
          <text:p text:style-name="P1"><text:span text:style-name="T6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.061cm" svg:x1="2.436cm" svg:y1="3.9cm" svg:x2="1.7cm" svg:y2="4.4cm" draw:start-shape="id11" draw:start-glue-point="2" draw:end-shape="id12" draw:end-glue-point="4" svg:d="M2436 3900v300h-736v200">
          <text:p/>
        </draw:connector>
        <draw:custom-shape draw:style-name="gr20" draw:text-style-name="P1" xml:id="id11" draw:id="id11" draw:layer="layout" svg:width="0.8cm" svg:height="0.612cm" svg:x="2.036cm" svg:y="3.288cm">
          <text:p text:style-name="P1"><text:span text:style-name="T6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4" draw:id="id4" draw:layer="layout" svg:width="0.8cm" svg:height="0.612cm" svg:x="2.979cm" svg:y="3.279cm">
          <text:p text:style-name="P1"><text:span text:style-name="T6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16" draw:id="id16" draw:layer="layout" svg:width="0.8cm" svg:height="0.612cm" svg:x="6.2cm" svg:y="3.252cm">
          <text:p text:style-name="P1"><text:span text:style-name="T6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7" draw:id="id7" draw:layer="layout" svg:width="0.8cm" svg:height="0.612cm" svg:x="7.3cm" svg:y="3.252cm">
          <text:p text:style-name="P1"><text:span text:style-name="T6">R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14" draw:id="id14" draw:layer="layout" svg:width="0.8cm" svg:height="0.612cm" svg:x="1.191cm" svg:y="11.122cm">
          <text:p text:style-name="P1"><text:span text:style-name="T6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1cm" svg:y1="10.319cm" svg:x2="1.591cm" svg:y2="11.122cm" draw:start-shape="id13" draw:start-glue-point="8" draw:end-shape="id14" draw:end-glue-point="0" svg:d="M2100 10319v402h-509v401">
          <text:p/>
        </draw:connector>
        <draw:connector draw:style-name="gr2" draw:text-style-name="P1" draw:layer="layout" draw:line-skew="-0.193cm" svg:x1="6.785cm" svg:y1="5.044cm" svg:x2="6.6cm" svg:y2="3.864cm" draw:start-shape="id15" draw:start-glue-point="7" draw:end-shape="id16" draw:end-glue-point="2" svg:d="M6785 5044v-812h-185v-368">
          <text:p/>
        </draw:connector>
        <draw:connector draw:style-name="gr2" draw:text-style-name="P1" draw:layer="layout" svg:x1="2.5cm" svg:y1="9.119cm" svg:x2="3.377cm" svg:y2="8.1cm" draw:start-shape="id17" draw:start-glue-point="4" draw:end-shape="id18" draw:end-glue-point="8" svg:d="M2500 9119v-509h877v-510">
          <text:p/>
        </draw:connector>
        <draw:connector draw:style-name="gr2" draw:text-style-name="P1" draw:layer="layout" svg:x1="4.177cm" svg:y1="8.1cm" svg:x2="5.677cm" svg:y2="9.119cm" draw:start-shape="id19" draw:start-glue-point="8" draw:end-shape="id20" draw:end-glue-point="4" svg:d="M4177 8100v510h1500v509">
          <text:p/>
        </draw:connector>
        <draw:connector draw:style-name="gr2" draw:text-style-name="P1" draw:layer="layout" svg:x1="3.778cm" svg:y1="6.1cm" svg:x2="3.777cm" svg:y2="6.9cm" draw:start-shape="id21" draw:start-glue-point="4" draw:end-shape="id22" draw:end-glue-point="4" svg:d="M3778 6100v400h-1v400">
          <text:p/>
        </draw:connector>
        <draw:line draw:style-name="gr5" draw:text-style-name="P1" draw:layer="layout" svg:x1="1.591cm" svg:y1="11.934cm" svg:x2="1.591cm" svg:y2="13.134cm">
          <text:p/>
        </draw:line>
        <draw:line draw:style-name="gr21" draw:text-style-name="P1" draw:layer="layout" svg:x1="1.591cm" svg:y1="11.934cm" svg:x2="2.191cm" svg:y2="12.334cm">
          <text:p/>
        </draw:line>
        <draw:line draw:style-name="gr21" draw:text-style-name="P1" draw:layer="layout" svg:x1="1.591cm" svg:y1="11.934cm" svg:x2="1.091cm" svg:y2="12.234cm">
          <text:p/>
        </draw:line>
        <draw:line draw:style-name="gr5" draw:text-style-name="P1" draw:layer="layout" svg:x1="2.9cm" svg:y1="12.012cm" svg:x2="3.2cm" svg:y2="13.512cm">
          <text:p/>
        </draw:line>
        <draw:frame draw:style-name="gr7" draw:text-style-name="P4" draw:layer="layout" svg:width="2.1cm" svg:height="0.624cm" svg:x="2.4cm" svg:y="13.512cm">
          <draw:text-box>
            <text:p><text:span text:style-name="T2">80-10 LW</text:span></text:p>
          </draw:text-box>
        </draw:frame>
        <draw:custom-shape draw:style-name="gr20" draw:text-style-name="P1" draw:layer="layout" svg:width="0.8cm" svg:height="0.612cm" svg:x="6.6cm" svg:y="11.1cm">
          <text:p text:style-name="P1"><text:span text:style-name="T6">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0.8cm" svg:height="0.612cm" svg:x="8cm" svg:y="11.1cm">
          <text:p text:style-name="P1"><text:span text:style-name="T6">A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123cm" svg:y1="11.119cm" svg:x2="5.135cm" svg:y2="10.261cm" draw:start-shape="id23" draw:start-glue-point="0" draw:end-shape="id24" draw:end-glue-point="7" svg:d="M4123 11119v-858h1012">
          <text:p/>
        </draw:connector>
        <draw:line draw:style-name="gr5" draw:text-style-name="P1" draw:layer="layout" svg:x1="7cm" svg:y1="11.848cm" svg:x2="7cm" svg:y2="13.148cm">
          <text:p/>
        </draw:line>
        <draw:frame draw:style-name="gr22" draw:text-style-name="P4" draw:layer="layout" svg:width="2.1cm" svg:height="0.657cm" svg:x="7.3cm" svg:y="13.443cm">
          <draw:text-box>
            <text:p><text:span text:style-name="T2">70cm EW</text:span></text:p>
          </draw:text-box>
        </draw:frame>
        <draw:frame draw:style-name="gr22" draw:text-style-name="P4" draw:layer="layout" svg:width="2cm" svg:height="0.657cm" svg:x="6.3cm" svg:y="13.043cm">
          <draw:text-box draw:corner-radius="0.1cm">
            <text:p><text:span text:style-name="T2">2m EW</text:span></text:p>
          </draw:text-box>
        </draw:frame>
        <draw:line draw:style-name="gr5" draw:text-style-name="P1" draw:layer="layout" svg:x1="6.599cm" svg:y1="11.96cm" svg:x2="7.399cm" svg:y2="11.96cm">
          <text:p/>
        </draw:line>
        <draw:line draw:style-name="gr5" draw:text-style-name="P1" draw:layer="layout" svg:x1="6.599cm" svg:y1="11.96cm" svg:x2="6.599cm" svg:y2="12.76cm">
          <text:p/>
        </draw:line>
        <draw:line draw:style-name="gr5" draw:text-style-name="P1" draw:layer="layout" svg:x1="7.399cm" svg:y1="11.96cm" svg:x2="7.399cm" svg:y2="12.76cm">
          <text:p/>
        </draw:line>
        <draw:line draw:style-name="gr5" draw:text-style-name="P1" draw:layer="layout" svg:x1="6.599cm" svg:y1="12.66cm" svg:x2="7.399cm" svg:y2="12.66cm">
          <text:p/>
        </draw:line>
        <draw:line draw:style-name="gr5" draw:text-style-name="P1" draw:layer="layout" svg:x1="8.401cm" svg:y1="11.9cm" svg:x2="8.4cm" svg:y2="13.5cm">
          <text:p/>
        </draw:line>
        <draw:line draw:style-name="gr5" draw:text-style-name="P1" draw:layer="layout" svg:x1="8cm" svg:y1="12.012cm" svg:x2="8.8cm" svg:y2="12.012cm">
          <text:p/>
        </draw:line>
        <draw:line draw:style-name="gr5" draw:text-style-name="P1" draw:layer="layout" svg:x1="8cm" svg:y1="12.012cm" svg:x2="8cm" svg:y2="12.812cm">
          <text:p/>
        </draw:line>
        <draw:line draw:style-name="gr5" draw:text-style-name="P1" draw:layer="layout" svg:x1="8.8cm" svg:y1="12.012cm" svg:x2="8.8cm" svg:y2="12.812cm">
          <text:p/>
        </draw:line>
        <draw:line draw:style-name="gr5" draw:text-style-name="P1" draw:layer="layout" svg:x1="8cm" svg:y1="12.712cm" svg:x2="8.8cm" svg:y2="12.7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16-04-07T19:37:14.84</dc:date>
    <dc:creator>Bob Cowdery</dc:creator>
    <meta:editing-duration>PT2H44M57S</meta:editing-duration>
    <meta:editing-cycles>11</meta:editing-cycles>
    <meta:generator>OpenOffice/4.1.1$Win32 OpenOffice.org_project/411m6$Build-9775</meta:generator>
    <meta:document-statistic meta:object-count="87"/>
  </office:meta>
</office:document-meta>
</file>